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f7a" officeooo:paragraph-rsid="0018cf7a"/>
    </style:style>
    <style:style style:name="P2" style:family="paragraph" style:parent-style-name="Standard">
      <style:text-properties officeooo:rsid="0019961b" officeooo:paragraph-rsid="0019961b"/>
    </style:style>
    <style:style style:name="P3" style:family="paragraph" style:parent-style-name="Standard">
      <style:text-properties officeooo:rsid="0019e7c3" officeooo:paragraph-rsid="0019e7c3"/>
    </style:style>
    <style:style style:name="T1" style:family="text">
      <style:text-properties officeooo:rsid="0019e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virtual dom</text:p>
      <text:p text:style-name="P1">what is dependencies</text:p>
      <text:p text:style-name="P1">why is react and react-dom is imported and what is its role</text:p>
      <text:p text:style-name="P1">what is JSX</text:p>
      <text:p text:style-name="P1">what is boilerplate react code</text:p>
      <text:p text:style-name="P2">what is export default filename in jsx</text:p>
      <text:p text:style-name="P3">map function in jsx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3:59:36.520138093</meta:creation-date>
    <dc:date>2019-08-17T03:54:21.302087969</dc:date>
    <meta:editing-duration>PT4H49M6S</meta:editing-duration>
    <meta:editing-cycles>1</meta:editing-cycles>
    <meta:document-statistic meta:table-count="0" meta:image-count="0" meta:object-count="0" meta:page-count="1" meta:paragraph-count="7" meta:word-count="38" meta:character-count="196" meta:non-whitespace-character-count="165"/>
    <meta:generator>LibreOffice/6.0.7.3$Linux_X86_64 LibreOffice_project/00m0$Build-3</meta:generator>
  </office:meta>
</office:document-meta>
</file>